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8.1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 table:visibility="filter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301</text:p>
          </table:table-cell>
          <table:table-cell office:value-type="string" calcext:value-type="string">
            <text:p>A Web services approach to learning path composition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D2302</text:p>
          </table:table-cell>
          <table:table-cell office:value-type="string" calcext:value-type="string">
            <text:p>Data Flow between Tools: Towards a Composition-</text:p>
            <text:p>Based Solution for Learning Desig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2303</text:p>
          </table:table-cell>
          <table:table-cell office:value-type="string" calcext:value-type="string">
            <text:p>E = MA2 (E-Learning in a Moodle-based Adaptive and Accumulative System)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Integration of Business Process Management Platforms and Learning Technologies: The PROLIX Process-oriented Learning Life Cycle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string" calcext:value-type="string">
            <text:p>Modelling learning technology systems as business syste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ouldnt 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304</text:p>
          </table:table-cell>
          <table:table-cell office:value-type="string" calcext:value-type="string">
            <text:p>Platform Support for Pedagogical Scenari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2305</text:p>
          </table:table-cell>
          <table:table-cell office:value-type="string" calcext:value-type="string">
            <text:p>The data flow problem in learning design: A case study</text:p>
          </table:table-cell>
          <table:table-cell table:number-columns-repeated="9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H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5:20:28.572338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7-23T15:20:45.437235188</dc:date>
    <meta:editing-duration>P1DT16H57M55S</meta:editing-duration>
    <meta:editing-cycles>454</meta:editing-cycles>
    <meta:generator>LibreOffice/4.2.8.2$Linux_X86_64 LibreOffice_project/420m0$Build-2</meta:generator>
    <meta:print-date>2015-05-04T15:11:13.162313894</meta:print-date>
    <meta:document-statistic meta:table-count="2" meta:cell-count="64" meta:object-count="0"/>
  </office:meta>
</office:document-meta>
</file>